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8.730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3.270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5256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5.1602in"/>
    </style:style>
    <style:style style:name="co19" style:family="table-column">
      <style:table-column-properties fo:break-before="auto" style:column-width="1.6756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7.95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bb6"/>
    </style:style>
    <style:style style:name="ce3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shapes>
          <draw:frame draw:z-index="0" draw:style-name="gr1" draw:text-style-name="P1" svg:width="6.2988in" svg:height="3.5429in" svg:x="2.0957in" svg:y="129.8453in">
            <draw:object draw:notify-on-update-of-ranges="'Primeira Versão'.D619:'Primeira Versão'.D623 'Primeira Versão'.E618:'Primeira Versão'.E618 'Primeira Versão'.E619:'Primeira Versão'.E6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2in" svg:height="3.5449in" svg:x="9.6075in" svg:y="130.3114in">
            <draw:object draw:notify-on-update-of-ranges="'Primeira Versão'.D609:'Primeira Versão'.D609 'Primeira Versão'.D610:'Primeira Versão'.D610 'Primeira Versão'.E609:'Primeira Versão'.E609 'Primeira Versão'.E610:'Primeira Versão'.E6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9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Default"/>
        <table:table-row table:style-name="ro1">
          <table:table-cell table:style-name="ce1" office:value-type="string" calcext:value-type="string">
            <text:p>Numeração Pesquisa</text:p>
          </table:table-cell>
          <table:table-cell table:style-name="ce1" office:value-type="string" calcext:value-type="string">
            <text:p>Numeração nos PDFs</text:p>
          </table:table-cell>
          <table:table-cell table:style-name="ce8" office:value-type="string" calcext:value-type="string">
            <text:p>Página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Testado em Dispositivo</text:p>
          </table:table-cell>
          <table:table-cell table:style-name="ce1" office:value-type="string" calcext:value-type="string">
            <text:p>Número da Solução</text:p>
          </table:table-cell>
          <table:table-cell table:style-name="ce8" office:value-type="string" calcext:value-type="string">
            <text:p>Título</text:p>
          </table:table-cell>
        </table:table-row>
        <table:table-row table:style-name="ro1" table:visibility="filter"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27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27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Login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</table:table-row>
        <table:table-row table:style-name="ro1" table:visibility="filter">
          <table:table-cell table:style-name="ce27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9" calcext:value-type="float">
            <text:p>19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Meus curs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1" calcext:value-type="float">
            <text:p>2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3" calcext:value-type="float">
            <text:p>2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4" calcext:value-type="float">
            <text:p>2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5" calcext:value-type="float">
            <text:p>25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&lt;object&gt; elements do not have [alt] text</text:p>
          </table:table-cell>
        </table:table-row>
        <table:table-row table:style-name="ro1" table:visibility="filter">
          <table:table-cell table:style-name="ce27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7" calcext:value-type="float">
            <text:p>2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8" calcext:value-type="float">
            <text:p>2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9" calcext:value-type="float">
            <text:p>2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27" office:value-type="float" office:value="30" calcext:value-type="float">
            <text:p>3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1" calcext:value-type="float">
            <text:p>31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5" calcext:value-type="float">
            <text:p>3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6" calcext:value-type="float">
            <text:p>3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ARIA progressbar elements do not have accessible names.</text:p>
          </table:table-cell>
        </table:table-row>
        <table:table-row table:style-name="ro1" table:visibility="filter">
          <table:table-cell table:style-name="ce27" office:value-type="float" office:value="38" calcext:value-type="float">
            <text:p>3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9" calcext:value-type="float">
            <text:p>3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0" calcext:value-type="float">
            <text:p>4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1" calcext:value-type="float">
            <text:p>4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2" calcext:value-type="float">
            <text:p>42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3" calcext:value-type="float">
            <text:p>4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4" calcext:value-type="float">
            <text:p>4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6" calcext:value-type="float">
            <text:p>4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7" calcext:value-type="float">
            <text:p>4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8" calcext:value-type="float">
            <text:p>48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9" calcext:value-type="float">
            <text:p>4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0" calcext:value-type="float">
            <text:p>5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1" calcext:value-type="float">
            <text:p>5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2" calcext:value-type="float">
            <text:p>5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3" calcext:value-type="float">
            <text:p>5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4" calcext:value-type="float">
            <text:p>5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>
          <table:table-cell table:style-name="ce27" office:value-type="float" office:value="55" calcext:value-type="float">
            <text:p>5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27" office:value-type="float" office:value="56" calcext:value-type="float">
            <text:p>5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7" calcext:value-type="float">
            <text:p>5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2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8" calcext:value-type="float">
            <text:p>5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3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9" calcext:value-type="float">
            <text:p>5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4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60" calcext:value-type="float">
            <text:p>6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2021/1 - CENÁRIOS- CULTURA E GLOBALIZAÇÃO - TURMA 05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62" calcext:value-type="float">
            <text:p>6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63" calcext:value-type="float">
            <text:p>6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64" calcext:value-type="float">
            <text:p>6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65" calcext:value-type="float">
            <text:p>6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66" calcext:value-type="float">
            <text:p>6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67" calcext:value-type="float">
            <text:p>6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68" calcext:value-type="float">
            <text:p>6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69" calcext:value-type="float">
            <text:p>6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70" calcext:value-type="float">
            <text:p>7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71" calcext:value-type="float">
            <text:p>7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72" calcext:value-type="float">
            <text:p>7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73" calcext:value-type="float">
            <text:p>7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74" calcext:value-type="float">
            <text:p>7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75" calcext:value-type="float">
            <text:p>7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76" calcext:value-type="float">
            <text:p>7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77" calcext:value-type="float">
            <text:p>7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78" calcext:value-type="float">
            <text:p>7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79" calcext:value-type="float">
            <text:p>7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80" calcext:value-type="float">
            <text:p>8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81" calcext:value-type="float">
            <text:p>8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27" office:value-type="float" office:value="82" calcext:value-type="float">
            <text:p>8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27" office:value-type="float" office:value="83" calcext:value-type="float">
            <text:p>8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84" calcext:value-type="float">
            <text:p>8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85" calcext:value-type="float">
            <text:p>8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86" calcext:value-type="float">
            <text:p>8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87" calcext:value-type="float">
            <text:p>8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88" calcext:value-type="float">
            <text:p>8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89" calcext:value-type="float">
            <text:p>8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27" office:value-type="float" office:value="91" calcext:value-type="float">
            <text:p>9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92" calcext:value-type="float">
            <text:p>9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93" calcext:value-type="float">
            <text:p>9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94" calcext:value-type="float">
            <text:p>9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95" calcext:value-type="float">
            <text:p>9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96" calcext:value-type="float">
            <text:p>9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97" calcext:value-type="float">
            <text:p>9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27" office:value-type="float" office:value="98" calcext:value-type="float">
            <text:p>9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27" office:value-type="float" office:value="99" calcext:value-type="float">
            <text:p>9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00" calcext:value-type="float">
            <text:p>10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01" calcext:value-type="float">
            <text:p>10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02" calcext:value-type="float">
            <text:p>10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03" calcext:value-type="float">
            <text:p>10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04" calcext:value-type="float">
            <text:p>10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05" calcext:value-type="float">
            <text:p>10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27" office:value-type="float" office:value="106" calcext:value-type="float">
            <text:p>10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27" office:value-type="float" office:value="107" calcext:value-type="float">
            <text:p>10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08" calcext:value-type="float">
            <text:p>10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09" calcext:value-type="float">
            <text:p>10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10" calcext:value-type="float">
            <text:p>11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11" calcext:value-type="float">
            <text:p>11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12" calcext:value-type="float">
            <text:p>11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13" calcext:value-type="float">
            <text:p>11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>
          <table:table-cell table:style-name="ce27" office:value-type="float" office:value="114" calcext:value-type="float">
            <text:p>11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</table:table-row>
        <table:table-row table:style-name="ro1" table:visibility="filter">
          <table:table-cell table:style-name="ce27" office:value-type="float" office:value="115" calcext:value-type="float">
            <text:p>11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16" calcext:value-type="float">
            <text:p>11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17" calcext:value-type="float">
            <text:p>11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18" calcext:value-type="float">
            <text:p>11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19" calcext:value-type="float">
            <text:p>11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20" calcext:value-type="float">
            <text:p>12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21" calcext:value-type="float">
            <text:p>12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22" calcext:value-type="float">
            <text:p>12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23" calcext:value-type="float">
            <text:p>12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24" calcext:value-type="float">
            <text:p>12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25" calcext:value-type="float">
            <text:p>12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26" calcext:value-type="float">
            <text:p>12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27" calcext:value-type="float">
            <text:p>12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28" calcext:value-type="float">
            <text:p>12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29" calcext:value-type="float">
            <text:p>12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30" calcext:value-type="float">
            <text:p>13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31" calcext:value-type="float">
            <text:p>13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32" calcext:value-type="float">
            <text:p>13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33" calcext:value-type="float">
            <text:p>13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34" calcext:value-type="float">
            <text:p>13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35" calcext:value-type="float">
            <text:p>13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36" calcext:value-type="float">
            <text:p>13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37" calcext:value-type="float">
            <text:p>13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38" calcext:value-type="float">
            <text:p>13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39" calcext:value-type="float">
            <text:p>13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40" calcext:value-type="float">
            <text:p>14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41" calcext:value-type="float">
            <text:p>14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42" calcext:value-type="float">
            <text:p>14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43" calcext:value-type="float">
            <text:p>14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44" calcext:value-type="float">
            <text:p>14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45" calcext:value-type="float">
            <text:p>14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46" calcext:value-type="float">
            <text:p>14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47" calcext:value-type="float">
            <text:p>14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48" calcext:value-type="float">
            <text:p>14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49" calcext:value-type="float">
            <text:p>14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50" calcext:value-type="float">
            <text:p>15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51" calcext:value-type="float">
            <text:p>15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52" calcext:value-type="float">
            <text:p>15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53" calcext:value-type="float">
            <text:p>15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54" calcext:value-type="float">
            <text:p>15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55" calcext:value-type="float">
            <text:p>15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56" calcext:value-type="float">
            <text:p>15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57" calcext:value-type="float">
            <text:p>15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58" calcext:value-type="float">
            <text:p>15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59" calcext:value-type="float">
            <text:p>15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60" calcext:value-type="float">
            <text:p>16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61" calcext:value-type="float">
            <text:p>16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62" calcext:value-type="float">
            <text:p>16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63" calcext:value-type="float">
            <text:p>16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64" calcext:value-type="float">
            <text:p>16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65" calcext:value-type="float">
            <text:p>16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66" calcext:value-type="float">
            <text:p>16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67" calcext:value-type="float">
            <text:p>16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68" calcext:value-type="float">
            <text:p>16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69" calcext:value-type="float">
            <text:p>16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70" calcext:value-type="float">
            <text:p>17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71" calcext:value-type="float">
            <text:p>17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72" calcext:value-type="float">
            <text:p>17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73" calcext:value-type="float">
            <text:p>17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74" calcext:value-type="float">
            <text:p>17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75" calcext:value-type="float">
            <text:p>17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76" calcext:value-type="float">
            <text:p>17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77" calcext:value-type="float">
            <text:p>17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78" calcext:value-type="float">
            <text:p>17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79" calcext:value-type="float">
            <text:p>17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80" calcext:value-type="float">
            <text:p>18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81" calcext:value-type="float">
            <text:p>18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82" calcext:value-type="float">
            <text:p>18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83" calcext:value-type="float">
            <text:p>18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84" calcext:value-type="float">
            <text:p>18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85" calcext:value-type="float">
            <text:p>18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86" calcext:value-type="float">
            <text:p>18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87" calcext:value-type="float">
            <text:p>18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2021/1 - DESENVOLVIMENTO DE APLICAÇÕES MÓVE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88" calcext:value-type="float">
            <text:p>18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2/1 - DESENVOLVIMENTO DE APLICAÇÕES MÓVE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89" calcext:value-type="float">
            <text:p>18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3/1 - DESENVOLVIMENTO DE APLICAÇÕES MÓVE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190" calcext:value-type="float">
            <text:p>19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4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91" calcext:value-type="float">
            <text:p>19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2025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92" calcext:value-type="float">
            <text:p>19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6/1 - DESENVOLVIMENTO DE APLICAÇÕES MÓVE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93" calcext:value-type="float">
            <text:p>19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2027/1 - DESENVOLVIMENTO DE APLICAÇÕES MÓVE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194" calcext:value-type="float">
            <text:p>19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195" calcext:value-type="float">
            <text:p>19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196" calcext:value-type="float">
            <text:p>19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197" calcext:value-type="float">
            <text:p>19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198" calcext:value-type="float">
            <text:p>19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199" calcext:value-type="float">
            <text:p>19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00" calcext:value-type="float">
            <text:p>20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01" calcext:value-type="float">
            <text:p>20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02" calcext:value-type="float">
            <text:p>20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03" calcext:value-type="float">
            <text:p>20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04" calcext:value-type="float">
            <text:p>20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05" calcext:value-type="float">
            <text:p>20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06" calcext:value-type="float">
            <text:p>20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07" calcext:value-type="float">
            <text:p>20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08" calcext:value-type="float">
            <text:p>20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09" calcext:value-type="float">
            <text:p>20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10" calcext:value-type="float">
            <text:p>2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11" calcext:value-type="float">
            <text:p>21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12" calcext:value-type="float">
            <text:p>21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13" calcext:value-type="float">
            <text:p>21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14" calcext:value-type="float">
            <text:p>21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15" calcext:value-type="float">
            <text:p>21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16" calcext:value-type="float">
            <text:p>21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17" calcext:value-type="float">
            <text:p>21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18" calcext:value-type="float">
            <text:p>21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19" calcext:value-type="float">
            <text:p>21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20" calcext:value-type="float">
            <text:p>22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21" calcext:value-type="float">
            <text:p>22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22" calcext:value-type="float">
            <text:p>22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23" calcext:value-type="float">
            <text:p>22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24" calcext:value-type="float">
            <text:p>22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25" calcext:value-type="float">
            <text:p>22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26" calcext:value-type="float">
            <text:p>22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27" calcext:value-type="float">
            <text:p>22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28" calcext:value-type="float">
            <text:p>22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29" calcext:value-type="float">
            <text:p>22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30" calcext:value-type="float">
            <text:p>23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31" calcext:value-type="float">
            <text:p>23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32" calcext:value-type="float">
            <text:p>23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33" calcext:value-type="float">
            <text:p>23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34" calcext:value-type="float">
            <text:p>23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35" calcext:value-type="float">
            <text:p>23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36" calcext:value-type="float">
            <text:p>23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37" calcext:value-type="float">
            <text:p>23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38" calcext:value-type="float">
            <text:p>23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39" calcext:value-type="float">
            <text:p>23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40" calcext:value-type="float">
            <text:p>24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41" calcext:value-type="float">
            <text:p>24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42" calcext:value-type="float">
            <text:p>24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43" calcext:value-type="float">
            <text:p>24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44" calcext:value-type="float">
            <text:p>24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45" calcext:value-type="float">
            <text:p>24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46" calcext:value-type="float">
            <text:p>24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47" calcext:value-type="float">
            <text:p>24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48" calcext:value-type="float">
            <text:p>24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49" calcext:value-type="float">
            <text:p>24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50" calcext:value-type="float">
            <text:p>25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51" calcext:value-type="float">
            <text:p>25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52" calcext:value-type="float">
            <text:p>25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53" calcext:value-type="float">
            <text:p>25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54" calcext:value-type="float">
            <text:p>25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2021/1 - COMPUTAÇÃO GRÁFICA E PROCESSAMENTO DE IMAGEN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55" calcext:value-type="float">
            <text:p>25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2/1 - COMPUTAÇÃO GRÁFICA E PROCESSAMENTO DE IMAGEN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56" calcext:value-type="float">
            <text:p>25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3/1 - COMPUTAÇÃO GRÁFICA E PROCESSAMENTO DE IMAGEN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57" calcext:value-type="float">
            <text:p>25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4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58" calcext:value-type="float">
            <text:p>25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2025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59" calcext:value-type="float">
            <text:p>25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6/1 - COMPUTAÇÃO GRÁFICA E PROCESSAMENTO DE IMAGEN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60" calcext:value-type="float">
            <text:p>26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2027/1 - COMPUTAÇÃO GRÁFICA E PROCESSAMENTO DE IMAGEN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61" calcext:value-type="float">
            <text:p>26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62" calcext:value-type="float">
            <text:p>26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63" calcext:value-type="float">
            <text:p>26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64" calcext:value-type="float">
            <text:p>26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65" calcext:value-type="float">
            <text:p>26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66" calcext:value-type="float">
            <text:p>26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67" calcext:value-type="float">
            <text:p>26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68" calcext:value-type="float">
            <text:p>26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69" calcext:value-type="float">
            <text:p>26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70" calcext:value-type="float">
            <text:p>27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71" calcext:value-type="float">
            <text:p>27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72" calcext:value-type="float">
            <text:p>27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73" calcext:value-type="float">
            <text:p>27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74" calcext:value-type="float">
            <text:p>27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75" calcext:value-type="float">
            <text:p>27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76" calcext:value-type="float">
            <text:p>27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77" calcext:value-type="float">
            <text:p>27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78" calcext:value-type="float">
            <text:p>27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79" calcext:value-type="float">
            <text:p>27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80" calcext:value-type="float">
            <text:p>28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81" calcext:value-type="float">
            <text:p>28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82" calcext:value-type="float">
            <text:p>28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83" calcext:value-type="float">
            <text:p>28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84" calcext:value-type="float">
            <text:p>28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85" calcext:value-type="float">
            <text:p>28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86" calcext:value-type="float">
            <text:p>28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87" calcext:value-type="float">
            <text:p>28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88" calcext:value-type="float">
            <text:p>28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89" calcext:value-type="float">
            <text:p>28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90" calcext:value-type="float">
            <text:p>29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91" calcext:value-type="float">
            <text:p>29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92" calcext:value-type="float">
            <text:p>29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293" calcext:value-type="float">
            <text:p>29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294" calcext:value-type="float">
            <text:p>29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295" calcext:value-type="float">
            <text:p>29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296" calcext:value-type="float">
            <text:p>29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297" calcext:value-type="float">
            <text:p>29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298" calcext:value-type="float">
            <text:p>29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299" calcext:value-type="float">
            <text:p>29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00" calcext:value-type="float">
            <text:p>30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01" calcext:value-type="float">
            <text:p>30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02" calcext:value-type="float">
            <text:p>30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03" calcext:value-type="float">
            <text:p>30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04" calcext:value-type="float">
            <text:p>30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05" calcext:value-type="float">
            <text:p>30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06" calcext:value-type="float">
            <text:p>30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07" calcext:value-type="float">
            <text:p>30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08" calcext:value-type="float">
            <text:p>30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09" calcext:value-type="float">
            <text:p>30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10" calcext:value-type="float">
            <text:p>3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11" calcext:value-type="float">
            <text:p>31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12" calcext:value-type="float">
            <text:p>31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13" calcext:value-type="float">
            <text:p>31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14" calcext:value-type="float">
            <text:p>31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15" calcext:value-type="float">
            <text:p>31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16" calcext:value-type="float">
            <text:p>31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17" calcext:value-type="float">
            <text:p>31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18" calcext:value-type="float">
            <text:p>31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19" calcext:value-type="float">
            <text:p>31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20" calcext:value-type="float">
            <text:p>32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21" calcext:value-type="float">
            <text:p>32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2021/1 - PRÁTICAS INTEGRADAS EM CIÊNCIAS E TECNOLOGIAS VII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22" calcext:value-type="float">
            <text:p>32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2/1 - PRÁTICAS INTEGRADAS EM CIÊNCIAS E TECNOLOGIAS VII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23" calcext:value-type="float">
            <text:p>32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3/1 - PRÁTICAS INTEGRADAS EM CIÊNCIAS E TECNOLOGIAS VII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24" calcext:value-type="float">
            <text:p>32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4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25" calcext:value-type="float">
            <text:p>32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2025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26" calcext:value-type="float">
            <text:p>32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6/1 - PRÁTICAS INTEGRADAS EM CIÊNCIAS E TECNOLOGIAS VII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27" calcext:value-type="float">
            <text:p>32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2027/1 - PRÁTICAS INTEGRADAS EM CIÊNCIAS E TECNOLOGIAS VII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28" calcext:value-type="float">
            <text:p>328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29" calcext:value-type="float">
            <text:p>32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30" calcext:value-type="float">
            <text:p>33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31" calcext:value-type="float">
            <text:p>33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32" calcext:value-type="float">
            <text:p>33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33" calcext:value-type="float">
            <text:p>33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34" calcext:value-type="float">
            <text:p>33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35" calcext:value-type="float">
            <text:p>33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36" calcext:value-type="float">
            <text:p>33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37" calcext:value-type="float">
            <text:p>33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38" calcext:value-type="float">
            <text:p>33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39" calcext:value-type="float">
            <text:p>33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40" calcext:value-type="float">
            <text:p>34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41" calcext:value-type="float">
            <text:p>34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42" calcext:value-type="float">
            <text:p>34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43" calcext:value-type="float">
            <text:p>34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44" calcext:value-type="float">
            <text:p>34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45" calcext:value-type="float">
            <text:p>34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46" calcext:value-type="float">
            <text:p>34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47" calcext:value-type="float">
            <text:p>34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48" calcext:value-type="float">
            <text:p>34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49" calcext:value-type="float">
            <text:p>34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50" calcext:value-type="float">
            <text:p>35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51" calcext:value-type="float">
            <text:p>35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52" calcext:value-type="float">
            <text:p>35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53" calcext:value-type="float">
            <text:p>35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54" calcext:value-type="float">
            <text:p>35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55" calcext:value-type="float">
            <text:p>35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56" calcext:value-type="float">
            <text:p>35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57" calcext:value-type="float">
            <text:p>35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58" calcext:value-type="float">
            <text:p>35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59" calcext:value-type="float">
            <text:p>35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60" calcext:value-type="float">
            <text:p>36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61" calcext:value-type="float">
            <text:p>36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62" calcext:value-type="float">
            <text:p>36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63" calcext:value-type="float">
            <text:p>36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64" calcext:value-type="float">
            <text:p>36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65" calcext:value-type="float">
            <text:p>36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66" calcext:value-type="float">
            <text:p>36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67" calcext:value-type="float">
            <text:p>36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68" calcext:value-type="float">
            <text:p>36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69" calcext:value-type="float">
            <text:p>36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70" calcext:value-type="float">
            <text:p>37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71" calcext:value-type="float">
            <text:p>37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72" calcext:value-type="float">
            <text:p>37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73" calcext:value-type="float">
            <text:p>37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74" calcext:value-type="float">
            <text:p>37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75" calcext:value-type="float">
            <text:p>37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76" calcext:value-type="float">
            <text:p>37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77" calcext:value-type="float">
            <text:p>37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78" calcext:value-type="float">
            <text:p>37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79" calcext:value-type="float">
            <text:p>37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80" calcext:value-type="float">
            <text:p>38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81" calcext:value-type="float">
            <text:p>38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82" calcext:value-type="float">
            <text:p>38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83" calcext:value-type="float">
            <text:p>38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27" office:value-type="float" office:value="384" calcext:value-type="float">
            <text:p>38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385" calcext:value-type="float">
            <text:p>38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86" calcext:value-type="float">
            <text:p>38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87" calcext:value-type="float">
            <text:p>38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88" calcext:value-type="float">
            <text:p>38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89" calcext:value-type="float">
            <text:p>38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90" calcext:value-type="float">
            <text:p>39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91" calcext:value-type="float">
            <text:p>39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92" calcext:value-type="float">
            <text:p>39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93" calcext:value-type="float">
            <text:p>39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394" calcext:value-type="float">
            <text:p>39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395" calcext:value-type="float">
            <text:p>39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396" calcext:value-type="float">
            <text:p>39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397" calcext:value-type="float">
            <text:p>39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398" calcext:value-type="float">
            <text:p>39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399" calcext:value-type="float">
            <text:p>39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00" calcext:value-type="float">
            <text:p>40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01" calcext:value-type="float">
            <text:p>40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02" calcext:value-type="float">
            <text:p>40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03" calcext:value-type="float">
            <text:p>40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04" calcext:value-type="float">
            <text:p>40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05" calcext:value-type="float">
            <text:p>40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06" calcext:value-type="float">
            <text:p>40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07" calcext:value-type="float">
            <text:p>40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08" calcext:value-type="float">
            <text:p>40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09" calcext:value-type="float">
            <text:p>40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27" office:value-type="float" office:value="410" calcext:value-type="float">
            <text:p>4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11" calcext:value-type="float">
            <text:p>41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12" calcext:value-type="float">
            <text:p>41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13" calcext:value-type="float">
            <text:p>41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14" calcext:value-type="float">
            <text:p>41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15" calcext:value-type="float">
            <text:p>41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16" calcext:value-type="float">
            <text:p>41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17" calcext:value-type="float">
            <text:p>41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18" calcext:value-type="float">
            <text:p>41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19" calcext:value-type="float">
            <text:p>41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20" calcext:value-type="float">
            <text:p>42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21" calcext:value-type="float">
            <text:p>42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22" calcext:value-type="float">
            <text:p>42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23" calcext:value-type="float">
            <text:p>42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24" calcext:value-type="float">
            <text:p>42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25" calcext:value-type="float">
            <text:p>42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26" calcext:value-type="float">
            <text:p>42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27" calcext:value-type="float">
            <text:p>42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28" calcext:value-type="float">
            <text:p>42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29" calcext:value-type="float">
            <text:p>42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30" calcext:value-type="float">
            <text:p>43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31" calcext:value-type="float">
            <text:p>43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32" calcext:value-type="float">
            <text:p>43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33" calcext:value-type="float">
            <text:p>43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34" calcext:value-type="float">
            <text:p>43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35" calcext:value-type="float">
            <text:p>43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36" calcext:value-type="float">
            <text:p>43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37" calcext:value-type="float">
            <text:p>43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38" calcext:value-type="float">
            <text:p>43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27" office:value-type="float" office:value="439" calcext:value-type="float">
            <text:p>43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40" calcext:value-type="float">
            <text:p>44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41" calcext:value-type="float">
            <text:p>44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42" calcext:value-type="float">
            <text:p>44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43" calcext:value-type="float">
            <text:p>44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44" calcext:value-type="float">
            <text:p>44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45" calcext:value-type="float">
            <text:p>44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46" calcext:value-type="float">
            <text:p>44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47" calcext:value-type="float">
            <text:p>44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48" calcext:value-type="float">
            <text:p>44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49" calcext:value-type="float">
            <text:p>44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50" calcext:value-type="float">
            <text:p>45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51" calcext:value-type="float">
            <text:p>45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52" calcext:value-type="float">
            <text:p>45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53" calcext:value-type="float">
            <text:p>45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54" calcext:value-type="float">
            <text:p>45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55" calcext:value-type="float">
            <text:p>45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56" calcext:value-type="float">
            <text:p>45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57" calcext:value-type="float">
            <text:p>45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58" calcext:value-type="float">
            <text:p>45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59" calcext:value-type="float">
            <text:p>45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60" calcext:value-type="float">
            <text:p>46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61" calcext:value-type="float">
            <text:p>46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62" calcext:value-type="float">
            <text:p>46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63" calcext:value-type="float">
            <text:p>46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64" calcext:value-type="float">
            <text:p>46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</table:table-row>
        <table:table-row table:style-name="ro1" table:visibility="filter">
          <table:table-cell table:style-name="ce27" office:value-type="float" office:value="465" calcext:value-type="float">
            <text:p>46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66" calcext:value-type="float">
            <text:p>46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67" calcext:value-type="float">
            <text:p>46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68" calcext:value-type="float">
            <text:p>46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69" calcext:value-type="float">
            <text:p>46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70" calcext:value-type="float">
            <text:p>47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71" calcext:value-type="float">
            <text:p>47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72" calcext:value-type="float">
            <text:p>47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73" calcext:value-type="float">
            <text:p>47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74" calcext:value-type="float">
            <text:p>47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75" calcext:value-type="float">
            <text:p>47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76" calcext:value-type="float">
            <text:p>47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77" calcext:value-type="float">
            <text:p>47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78" calcext:value-type="float">
            <text:p>47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79" calcext:value-type="float">
            <text:p>47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80" calcext:value-type="float">
            <text:p>48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81" calcext:value-type="float">
            <text:p>48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82" calcext:value-type="float">
            <text:p>48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83" calcext:value-type="float">
            <text:p>48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84" calcext:value-type="float">
            <text:p>48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85" calcext:value-type="float">
            <text:p>48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86" calcext:value-type="float">
            <text:p>48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87" calcext:value-type="float">
            <text:p>48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88" calcext:value-type="float">
            <text:p>48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89" calcext:value-type="float">
            <text:p>48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90" calcext:value-type="float">
            <text:p>49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91" calcext:value-type="float">
            <text:p>49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92" calcext:value-type="float">
            <text:p>49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493" calcext:value-type="float">
            <text:p>49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494" calcext:value-type="float">
            <text:p>49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495" calcext:value-type="float">
            <text:p>49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496" calcext:value-type="float">
            <text:p>49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497" calcext:value-type="float">
            <text:p>49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498" calcext:value-type="float">
            <text:p>498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499" calcext:value-type="float">
            <text:p>49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00" calcext:value-type="float">
            <text:p>50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01" calcext:value-type="float">
            <text:p>50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02" calcext:value-type="float">
            <text:p>50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03" calcext:value-type="float">
            <text:p>50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04" calcext:value-type="float">
            <text:p>50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05" calcext:value-type="float">
            <text:p>50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06" calcext:value-type="float">
            <text:p>50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07" calcext:value-type="float">
            <text:p>50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08" calcext:value-type="float">
            <text:p>50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09" calcext:value-type="float">
            <text:p>50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10" calcext:value-type="float">
            <text:p>5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11" calcext:value-type="float">
            <text:p>51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12" calcext:value-type="float">
            <text:p>51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13" calcext:value-type="float">
            <text:p>51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14" calcext:value-type="float">
            <text:p>51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15" calcext:value-type="float">
            <text:p>51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16" calcext:value-type="float">
            <text:p>51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13" calcext:value-type="float">
            <text:p>13</text:p>
          </table:table-cell>
          <table:table-cell table:style-name="ce33" office:value-type="string" calcext:value-type="string">
            <text:p>button, link, and menuitem elements do not have accessible names.</text:p>
          </table:table-cell>
        </table:table-row>
        <table:table-row table:style-name="ro1" table:visibility="filter">
          <table:table-cell table:style-name="ce27" office:value-type="float" office:value="517" calcext:value-type="float">
            <text:p>51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18" calcext:value-type="float">
            <text:p>51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19" calcext:value-type="float">
            <text:p>51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20" calcext:value-type="float">
            <text:p>52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21" calcext:value-type="float">
            <text:p>52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22" calcext:value-type="float">
            <text:p>52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23" calcext:value-type="float">
            <text:p>52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24" calcext:value-type="float">
            <text:p>52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25" calcext:value-type="float">
            <text:p>52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26" calcext:value-type="float">
            <text:p>52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27" calcext:value-type="float">
            <text:p>52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28" calcext:value-type="float">
            <text:p>52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29" calcext:value-type="float">
            <text:p>52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30" calcext:value-type="float">
            <text:p>53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31" calcext:value-type="float">
            <text:p>53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32" calcext:value-type="float">
            <text:p>53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33" calcext:value-type="float">
            <text:p>53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34" calcext:value-type="float">
            <text:p>53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35" calcext:value-type="float">
            <text:p>53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36" calcext:value-type="float">
            <text:p>53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37" calcext:value-type="float">
            <text:p>53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38" calcext:value-type="float">
            <text:p>53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39" calcext:value-type="float">
            <text:p>53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40" calcext:value-type="float">
            <text:p>54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41" calcext:value-type="float">
            <text:p>54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42" calcext:value-type="float">
            <text:p>54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43" calcext:value-type="float">
            <text:p>54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44" calcext:value-type="float">
            <text:p>54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45" calcext:value-type="float">
            <text:p>54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46" calcext:value-type="float">
            <text:p>54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47" calcext:value-type="float">
            <text:p>54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48" calcext:value-type="float">
            <text:p>548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49" calcext:value-type="float">
            <text:p>54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50" calcext:value-type="float">
            <text:p>55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51" calcext:value-type="float">
            <text:p>55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52" calcext:value-type="float">
            <text:p>55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53" calcext:value-type="float">
            <text:p>55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54" calcext:value-type="float">
            <text:p>55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55" calcext:value-type="float">
            <text:p>55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56" calcext:value-type="float">
            <text:p>55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57" calcext:value-type="float">
            <text:p>55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58" calcext:value-type="float">
            <text:p>55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59" calcext:value-type="float">
            <text:p>55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60" calcext:value-type="float">
            <text:p>56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61" calcext:value-type="float">
            <text:p>56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62" calcext:value-type="float">
            <text:p>56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63" calcext:value-type="float">
            <text:p>56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64" calcext:value-type="float">
            <text:p>56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65" calcext:value-type="float">
            <text:p>56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66" calcext:value-type="float">
            <text:p>56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67" calcext:value-type="float">
            <text:p>56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68" calcext:value-type="float">
            <text:p>56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69" calcext:value-type="float">
            <text:p>56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70" calcext:value-type="float">
            <text:p>57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71" calcext:value-type="float">
            <text:p>57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72" calcext:value-type="float">
            <text:p>57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73" calcext:value-type="float">
            <text:p>57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74" calcext:value-type="float">
            <text:p>57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75" calcext:value-type="float">
            <text:p>57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76" calcext:value-type="float">
            <text:p>57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77" calcext:value-type="float">
            <text:p>57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78" calcext:value-type="float">
            <text:p>57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79" calcext:value-type="float">
            <text:p>57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80" calcext:value-type="float">
            <text:p>58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81" calcext:value-type="float">
            <text:p>58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82" calcext:value-type="float">
            <text:p>58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83" calcext:value-type="float">
            <text:p>58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84" calcext:value-type="float">
            <text:p>58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85" calcext:value-type="float">
            <text:p>58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86" calcext:value-type="float">
            <text:p>58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87" calcext:value-type="float">
            <text:p>58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88" calcext:value-type="float">
            <text:p>58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89" calcext:value-type="float">
            <text:p>58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90" calcext:value-type="float">
            <text:p>59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91" calcext:value-type="float">
            <text:p>59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92" calcext:value-type="float">
            <text:p>59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27" office:value-type="float" office:value="593" calcext:value-type="float">
            <text:p>59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</table:table-row>
        <table:table-row table:style-name="ro1" table:visibility="filter">
          <table:table-cell table:style-name="ce27" office:value-type="float" office:value="594" calcext:value-type="float">
            <text:p>59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1" table:visibility="filter">
          <table:table-cell table:style-name="ce27" office:value-type="float" office:value="595" calcext:value-type="float">
            <text:p>59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</table:table-row>
        <table:table-row table:style-name="ro1" table:visibility="filter">
          <table:table-cell table:style-name="ce27" office:value-type="float" office:value="596" calcext:value-type="float">
            <text:p>59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</table:table-row>
        <table:table-row table:style-name="ro1" table:visibility="filter">
          <table:table-cell table:style-name="ce27" office:value-type="float" office:value="597" calcext:value-type="float">
            <text:p>59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1" table:visibility="filter">
          <table:table-cell table:style-name="ce27" office:value-type="float" office:value="598" calcext:value-type="float">
            <text:p>59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</table:table-row>
        <table:table-row table:style-name="ro1" table:visibility="filter">
          <table:table-cell table:style-name="ce27" office:value-type="float" office:value="599" calcext:value-type="float">
            <text:p>59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</table:table-row>
        <table:table-row table:style-name="ro1" table:visibility="filter">
          <table:table-cell table:style-name="ce6" office:value-type="float" office:value="600" calcext:value-type="float">
            <text:p>60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string" calcext:value-type="string">
            <text:p>Seção HCTCO</text:p>
          </table:table-cell>
          <table:table-cell table:style-name="ce34" office:value-type="string" calcext:value-type="string">
            <text:p>Names and Label</text:p>
          </table:table-cell>
          <table:table-cell table:style-name="ce34" office:value-type="string" calcext:value-type="string">
            <text:p>Mobile</text:p>
          </table:table-cell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Desktop</text:p>
          </table:table-cell>
          <table:table-cell office:value-type="string" calcext:value-type="string">
            <text:p>Mobile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COUNTIF([.E2:.E601]; &quot;Desktop&quot;)" office:value-type="float" office:value="327" calcext:value-type="float">
            <text:p>327</text:p>
          </table:table-cell>
          <table:table-cell table:formula="of:=COUNTIF([.E2:.E601]; &quot;Mobile&quot;)" office:value-type="float" office:value="273" calcext:value-type="float">
            <text:p>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9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Quantidad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RIA</text:p>
          </table:table-cell>
          <table:table-cell table:formula="of:=COUNTIF([.D2:.D601]; &quot;ARIA&quot;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ntrast</text:p>
          </table:table-cell>
          <table:table-cell table:formula="of:=COUNTIF([.D2:.D601]; &quot;Contrast&quot;)"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vigation</text:p>
          </table:table-cell>
          <table:table-cell table:formula="of:=COUNTIF([.D2:.D601]; &quot;Navigation&quot;)"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ames and Label</text:p>
          </table:table-cell>
          <table:table-cell table:formula="of:=COUNTIF([.D2:.D601]; &quot;Names and Label&quot;)"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ables and lists</text:p>
          </table:table-cell>
          <table:table-cell table:formula="of:=COUNTIF([.D2:.D601]; &quot;Tables and lists&quot;)" office:value-type="float" office:value="56" calcext:value-type="float">
            <text:p>56</text:p>
          </table:table-cell>
          <table:table-cell table:number-columns-repeated="2"/>
        </table:table-row>
        <table:table-row table:style-name="ro2" table:number-rows-repeated="56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788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mover Duplicatas" table:style-name="ta1">
        <table:table-column table:style-name="co9" table:default-cell-style-name="ce29"/>
        <table:table-column table:style-name="co10" table:default-cell-style-name="ce2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"/>
        <table:table-column table:style-name="co15" table:default-cell-style-name="Default"/>
        <table:table-column table:style-name="co8" table:number-columns-repeated="5" table:default-cell-style-name="Default"/>
        <table:table-row table:style-name="ro1">
          <table:table-cell table:style-name="ce1" office:value-type="string" calcext:value-type="string">
            <text:p>Numeração Pesquisa</text:p>
          </table:table-cell>
          <table:table-cell table:style-name="ce1" office:value-type="string" calcext:value-type="string">
            <text:p>Numeração nos PDFs</text:p>
          </table:table-cell>
          <table:table-cell table:style-name="ce8" office:value-type="string" calcext:value-type="string">
            <text:p>Página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Testado em Dispositivo</text:p>
          </table:table-cell>
          <table:table-cell table:style-name="ce1" office:value-type="string" calcext:value-type="string">
            <text:p>Número da Solução</text:p>
          </table:table-cell>
          <table:table-cell table:style-name="ce8" office:value-type="string" calcext:value-type="string">
            <text:p>Título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ARIA input fields do not have accessible names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Página inici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Podcast Unife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&lt;object&gt; elements do not have [alt] text</text:p>
          </table:table-cell>
          <table:table-cell table:number-columns-repeated="5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Pró-Reitoria de Desenvolvimento Institucional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erfi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ARIA progressbar elements do not have accessible names.</text:p>
          </table:table-cell>
          <table:table-cell table:number-columns-repeated="5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Painel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Prefer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2021/1 - CENÁRIOS- CULTURA E GLOBALIZAÇÃO - TURMA 01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Links do not have a discernible name</text:p>
          </table:table-cell>
          <table:table-cell table:number-columns-repeated="5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2021/1 - CENÁRIOS- CULTURA E GLOBALIZAÇÃO - TURMA 04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32" calcext:value-type="float">
            <text:p>3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33" calcext:value-type="float">
            <text:p>3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34" calcext:value-type="float">
            <text:p>3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35" calcext:value-type="float">
            <text:p>3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36" calcext:value-type="float">
            <text:p>3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37" calcext:value-type="float">
            <text:p>3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38" calcext:value-type="float">
            <text:p>3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39" calcext:value-type="float">
            <text:p>3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xercícios das Aula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41" calcext:value-type="float">
            <text:p>41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valiaçõ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44" calcext:value-type="float">
            <text:p>4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45" calcext:value-type="float">
            <text:p>4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46" calcext:value-type="float">
            <text:p>46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47" calcext:value-type="float">
            <text:p>4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48" calcext:value-type="float">
            <text:p>4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49" calcext:value-type="float">
            <text:p>4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2021/1 – COMPILADORE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Participante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51" calcext:value-type="float">
            <text:p>5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Guia do Estudant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52" calcext:value-type="float">
            <text:p>5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54" calcext:value-type="float">
            <text:p>54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2021/1 - DESENVOLVIMENTO DE APLICAÇÕES MÓVE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55" calcext:value-type="float">
            <text:p>5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2/1 - DESENVOLVIMENTO DE APLICAÇÕES MÓVE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56" calcext:value-type="float">
            <text:p>5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3/1 - DESENVOLVIMENTO DE APLICAÇÕES MÓVE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57" calcext:value-type="float">
            <text:p>5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4/1 - DESENVOLVIMENTO DE APLICAÇÕES MÓVE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4"/>
          <table:table-cell table:style-name="ce35" office:value-type="string" calcext:value-type="string">
            <text:p>continua aqu</text:p>
          </table:table-cell>
        </table:table-row>
        <table:table-row table:style-name="ro1">
          <table:table-cell table:style-name="ce27" office:value-type="float" office:value="58" calcext:value-type="float">
            <text:p>5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59" calcext:value-type="float">
            <text:p>59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61" calcext:value-type="float">
            <text:p>6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62" calcext:value-type="float">
            <text:p>6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 Virtuai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2021/1 - COMPUTAÇÃO GRÁFICA E PROCESSAMENTO DE IMAGENS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64" calcext:value-type="float">
            <text:p>6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2/1 - COMPUTAÇÃO GRÁFICA E PROCESSAMENTO DE IMAGENS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3/1 - COMPUTAÇÃO GRÁFICA E PROCESSAMENTO DE IMAGENS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66" calcext:value-type="float">
            <text:p>6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4/1 - COMPUTAÇÃO GRÁFICA E PROCESSAMENTO DE IMAGEN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68" calcext:value-type="float">
            <text:p>68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2021/1 - PRÁTICAS INTEGRADAS EM CIÊNCIAS E TECNOLOGIAS VII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69" calcext:value-type="float">
            <text:p>6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2/1 - PRÁTICAS INTEGRADAS EM CIÊNCIAS E TECNOLOGIAS VII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2023/1 - PRÁTICAS INTEGRADAS EM CIÊNCIAS E TECNOLOGIAS VII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71" calcext:value-type="float">
            <text:p>7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2024/1 - PRÁTICAS INTEGRADAS EM CIÊNCIAS E TECNOLOGIAS VII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72" calcext:value-type="float">
            <text:p>7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nteúdo das Aul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75" calcext:value-type="float">
            <text:p>7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27" office:value-type="float" office:value="76" calcext:value-type="float">
            <text:p>7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COORDENAÇÃO CENÁRIO- CULTURA E GLOBALIZ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77" calcext:value-type="float">
            <text:p>7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78" calcext:value-type="float">
            <text:p>7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79" calcext:value-type="float">
            <text:p>79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ompetênci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82" calcext:value-type="float">
            <text:p>82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83" calcext:value-type="float">
            <text:p>8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84" calcext:value-type="float">
            <text:p>8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ot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86" calcext:value-type="float">
            <text:p>8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87" calcext:value-type="float">
            <text:p>8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Boas Vinda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88" calcext:value-type="float">
            <text:p>88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89" calcext:value-type="float">
            <text:p>8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91" calcext:value-type="float">
            <text:p>9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Documentos e Arquivo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92" calcext:value-type="float">
            <text:p>9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93" calcext:value-type="float">
            <text:p>9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94" calcext:value-type="float">
            <text:p>9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Aulas Virtuais e Resgate de Aprendizagem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95" calcext:value-type="float">
            <text:p>95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96" calcext:value-type="float">
            <text:p>96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97" calcext:value-type="float">
            <text:p>97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Tutoriai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98" calcext:value-type="float">
            <text:p>98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99" calcext:value-type="float">
            <text:p>99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&lt;frame&gt; or &lt;iframe&gt; elements do not have a title</text:p>
          </table:table-cell>
          <table:table-cell table:number-columns-repeated="5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102" calcext:value-type="float">
            <text:p>10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COORDENAÇÃO GRADUAÇÃO EM CIÊNCIA DA COMPUTAÇ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03" calcext:value-type="float">
            <text:p>10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104" calcext:value-type="float">
            <text:p>10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05" calcext:value-type="float">
            <text:p>10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06" calcext:value-type="float">
            <text:p>10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Atendimento da Coordenação de Cur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07" calcext:value-type="float">
            <text:p>10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08" calcext:value-type="float">
            <text:p>10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09" calcext:value-type="float">
            <text:p>10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ncontros: NDE, Colegiado de Curso, Reunião com Discentes e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10" calcext:value-type="float">
            <text:p>11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11" calcext:value-type="float">
            <text:p>11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12" calcext:value-type="float">
            <text:p>11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TCC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13" calcext:value-type="float">
            <text:p>11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14" calcext:value-type="float">
            <text:p>11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15" calcext:value-type="float">
            <text:p>11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Monitori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16" calcext:value-type="float">
            <text:p>11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17" calcext:value-type="float">
            <text:p>11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18" calcext:value-type="float">
            <text:p>11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Eventos Online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19" calcext:value-type="float">
            <text:p>11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13" calcext:value-type="float">
            <text:p>13</text:p>
          </table:table-cell>
          <table:table-cell table:style-name="ce33" office:value-type="string" calcext:value-type="string">
            <text:p>button, link, and menuitem elements do not have accessible names.</text:p>
          </table:table-cell>
          <table:table-cell table:number-columns-repeated="5"/>
        </table:table-row>
        <table:table-row table:style-name="ro1">
          <table:table-cell table:style-name="ce27" office:value-type="float" office:value="120" calcext:value-type="float">
            <text:p>12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21" calcext:value-type="float">
            <text:p>12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22" calcext:value-type="float">
            <text:p>12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Projeto Egres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23" calcext:value-type="float">
            <text:p>12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24" calcext:value-type="float">
            <text:p>12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25" calcext:value-type="float">
            <text:p>12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NAPPA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26" calcext:value-type="float">
            <text:p>12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27" calcext:value-type="float">
            <text:p>12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28" calcext:value-type="float">
            <text:p>128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Teste de Progress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29" calcext:value-type="float">
            <text:p>129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ARIA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lements with an ARIA [role] that require children to contain a specific [role] are missing some or all of those required children.</text:p>
          </table:table-cell>
          <table:table-cell table:number-columns-repeated="5"/>
        </table:table-row>
        <table:table-row table:style-name="ro1">
          <table:table-cell table:style-name="ce27" office:value-type="float" office:value="130" calcext:value-type="float">
            <text:p>13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Background and foreground colors do not have a sufficient contrast ratio.</text:p>
          </table:table-cell>
          <table:table-cell table:number-columns-repeated="5"/>
        </table:table-row>
        <table:table-row table:style-name="ro1">
          <table:table-cell table:style-name="ce27" office:value-type="float" office:value="131" calcext:value-type="float">
            <text:p>131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Tables and lists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12" calcext:value-type="float">
            <text:p>12</text:p>
          </table:table-cell>
          <table:table-cell table:style-name="ce33" office:value-type="string" calcext:value-type="string">
            <text:p>Lists do not contain only &lt;li&gt; elements and script supporting elements (&lt;script&gt; and &lt;template&gt;).</text:p>
          </table:table-cell>
          <table:table-cell table:number-columns-repeated="5"/>
        </table:table-row>
        <table:table-row table:style-name="ro1">
          <table:table-cell table:style-name="ce27" office:value-type="float" office:value="132" calcext:value-type="float">
            <text:p>13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EVENTOS ONLINE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33" calcext:value-type="float">
            <text:p>133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Desktop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Heading elements are not in a sequentially-descending order</text:p>
          </table:table-cell>
          <table:table-cell table:number-columns-repeated="5"/>
        </table:table-row>
        <table:table-row table:style-name="ro1">
          <table:table-cell table:style-name="ce27" office:value-type="float" office:value="134" calcext:value-type="float">
            <text:p>134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35" calcext:value-type="float">
            <text:p>135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36" calcext:value-type="float">
            <text:p>136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Direção de Pós-Graduação, Pesquisa e Extensã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37" calcext:value-type="float">
            <text:p>137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38" calcext:value-type="float">
            <text:p>138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39" calcext:value-type="float">
            <text:p>139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CH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40" calcext:value-type="float">
            <text:p>14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41" calcext:value-type="float">
            <text:p>141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42" calcext:value-type="float">
            <text:p>142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CS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43" calcext:value-type="float">
            <text:p>143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44" calcext:value-type="float">
            <text:p>14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45" calcext:value-type="float">
            <text:p>14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Seção CCT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1">
          <table:table-cell table:style-name="ce27" office:value-type="float" office:value="146" calcext:value-type="float">
            <text:p>146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vigation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[id] attributes on active, focusable elements are not unique</text:p>
          </table:table-cell>
          <table:table-cell table:number-columns-repeated="5"/>
        </table:table-row>
        <table:table-row table:style-name="ro1">
          <table:table-cell table:style-name="ce27" office:value-type="float" office:value="147" calcext:value-type="float">
            <text:p>147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Seção HCTCO</text:p>
          </table:table-cell>
          <table:table-cell table:style-name="ce33" office:value-type="string" calcext:value-type="string">
            <text:p>Names and Label</text:p>
          </table:table-cell>
          <table:table-cell table:style-name="ce33" office:value-type="string" calcext:value-type="string">
            <text:p>Mobile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string" calcext:value-type="string">
            <text:p>Image elements do not have [alt] attributes</text:p>
          </table:table-cell>
          <table:table-cell table:number-columns-repeated="5"/>
        </table:table-row>
        <table:table-row table:style-name="ro1">
          <table:table-cell table:style-name="ce27" office:value-type="float" office:value="148" calcext:value-type="float">
            <text:p>148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string" calcext:value-type="string">
            <text:p>Seção HCTCO</text:p>
          </table:table-cell>
          <table:table-cell table:style-name="ce34" office:value-type="string" calcext:value-type="string">
            <text:p>Names and Label</text:p>
          </table:table-cell>
          <table:table-cell table:style-name="ce34" office:value-type="string" calcext:value-type="string">
            <text:p>Mobile</text:p>
          </table:table-cell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Form elements do not have associated labels</text:p>
          </table:table-cell>
          <table:table-cell table:number-columns-repeated="5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6"/>
          <table:table-cell table:style-name="ce29"/>
          <table:table-cell table:number-columns-repeated="5"/>
        </table:table-row>
        <table:table-row table:style-name="ro2" table:number-rows-repeated="68">
          <table:table-cell table:number-columns-repeated="12"/>
        </table:table-row>
        <table:table-row table:style-name="ro2" table:number-rows-repeated="7">
          <table:table-cell table:number-columns-repeated="5"/>
          <table:table-cell table:style-name="Default"/>
          <table:table-cell table:number-columns-repeated="6"/>
        </table:table-row>
        <table:table-row table:style-name="ro2" table:number-rows-repeated="10483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roblemas por página" table:style-name="ta1">
        <table:table-column table:style-name="co16" table:default-cell-style-name="ce29"/>
        <table:table-column table:style-name="co17" table:default-cell-style-name="ce29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ce29"/>
        <table:table-column table:style-name="co21" table:default-cell-style-name="Default"/>
        <table:table-row table:style-name="ro2">
          <table:table-cell table:style-name="ce36" office:value-type="string" calcext:value-type="string">
            <text:p>Numeração Pesquisa</text:p>
          </table:table-cell>
          <table:table-cell table:style-name="ce36" office:value-type="string" calcext:value-type="string">
            <text:p>Numeração nos PDFs</text:p>
          </table:table-cell>
          <table:table-cell table:style-name="ce35" office:value-type="string" calcext:value-type="string">
            <text:p>Página</text:p>
          </table:table-cell>
          <table:table-cell table:style-name="ce35" office:value-type="string" calcext:value-type="string">
            <text:p>Tipo</text:p>
          </table:table-cell>
          <table:table-cell table:style-name="ce35" office:value-type="string" calcext:value-type="string">
            <text:p>Testado em Dispositivo</text:p>
          </table:table-cell>
          <table:table-cell table:style-name="ce36" office:value-type="string" calcext:value-type="string">
            <text:p>Número da Solução</text:p>
          </table:table-cell>
          <table:table-cell table:style-name="ce35" office:value-type="string" calcext:value-type="string">
            <text:p>Título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 input fields do not have accessible name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us curs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cast Unife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object&gt; elements do not have [alt] text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ó-Reitoria de Desenvolvimento Instituciona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A progressbar elements do not have accessible names.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ágina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Página </text:span>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fer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1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- CENÁRIOS- CULTURA E GLOBALIZAÇÃO - TURMA 02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- CENÁRIOS- CULTURA E GLOBALIZAÇÃO - TURMA 03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- CENÁRIOS- CULTURA E GLOBALIZAÇÃO - TURMA 04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- CENÁRIOS- CULTURA E GLOBALIZAÇÃO - TURMA 05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s do not have a discernible name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Seção 2021/1 – COMPILADOR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Seção 2021/1 – COMPILADOR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2021/1 – COMPILADOR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DESENVOLVIMENTO DE APLICAÇÕES MÓVE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DESENVOLVIMENTO DE APLICAÇÕES MÓVE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DESENVOLVIMENTO DE APLICAÇÕES MÓVE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DESENVOLVIMENTO DE APLICAÇÕES MÓVE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DESENVOLVIMENTO DE APLICAÇÕES MÓVE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COMPUTAÇÃO GRÁFICA E PROCESSAMENTO DE IMAGEN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COMPUTAÇÃO GRÁFICA E PROCESSAMENTO DE IMAGEN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COMPUTAÇÃO GRÁFICA E PROCESSAMENTO DE IMAGEN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COMPUTAÇÃO GRÁFICA E PROCESSAMENTO DE IMAGEN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COMPUTAÇÃO GRÁFICA E PROCESSAMENTO DE IMAGEN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articipant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mpetênci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ot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Guia do Estudant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onteúdo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 Virtu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xercícios das Aul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valiaçõe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21/1 - PRÁTICAS INTEGRADAS EM CIÊNCIAS E TECNOLOGIAS VII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2/1 - PRÁTICAS INTEGRADAS EM CIÊNCIAS E TECNOLOGIAS VII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3/1 - PRÁTICAS INTEGRADAS EM CIÊNCIAS E TECNOLOGIAS VII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024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025/1 - PRÁTICAS INTEGRADAS EM CIÊNCIAS E TECNOLOGIAS VII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26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2027/1 - PRÁTICAS INTEGRADAS EM CIÊNCIAS E TECNOLOGIAS VII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COORDENAÇÃO CENÁRIO- CULTURA E GLOBALIZ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CENÁRIO- CULTURA E GLOBALIZ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Boas Vinda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ocumentos e Arquivo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Aulas Virtuais e Resgate de Aprendizagem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utoriai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COORDENAÇÃO GRADUAÇÃO EM CIÊNCIA DA COMPUTAÇ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Desk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frame&gt; or &lt;iframe&gt; elements do not have a title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COORDENAÇÃO GRADUAÇÃO EM CIÊNCIA DA COMPUTAÇ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Atendimento da Coordenação de Cur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ncontros: NDE, Colegiado de Curso, Reunião com Discentes e Monitori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CC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Mobi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tton, link, and menuitem elements do not have accessible names.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Projeto Egres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NAPPA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Teste de Progress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EVENTOS ONLIN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EVENTOS ONLINE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Direção de Pós-Graduação, Pesquisa e Extensã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H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S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CCT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sk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s with an ARIA [role] that require children to contain a specific [role] are missing some or all of those required children.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Desk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ground and foreground colors do not have a sufficient contrast ratio.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Desk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ing elements are not in a sequentially-descending order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Tables and lists</text:p>
          </table:table-cell>
          <table:table-cell office:value-type="string" calcext:value-type="string">
            <text:p>Desk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s do not contain only &lt;li&gt; elements and script supporting elements (&lt;script&gt; and &lt;template&gt;).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Mob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] attributes on active, focusable elements are not unique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age elements do not have [alt] attributes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ção HCTCO</text:p>
          </table:table-cell>
          <table:table-cell office:value-type="string" calcext:value-type="string">
            <text:p>Names and Label</text:p>
          </table:table-cell>
          <table:table-cell office:value-type="string" calcext:value-type="string">
            <text:p>Mobi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m elements do not have associated labels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Última solução diferent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6"/>
          <table:table-cell table:style-name="ce29"/>
        </table:table-row>
        <table:table-row table:style-name="ro2" table:number-rows-repeated="68">
          <table:table-cell table:number-columns-repeated="7"/>
        </table:table-row>
        <table:table-row table:style-name="ro2" table:number-rows-repeated="7">
          <table:table-cell table:number-columns-repeated="5"/>
          <table:table-cell table:style-name="Default"/>
          <table:table-cell/>
        </table:table-row>
        <table:table-row table:style-name="ro2" table:number-rows-repeated="104813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Primeira Versão'.A1:'Primeira Versão'.G601" table:display-filter-buttons="true" table:orientation="column">
          <table:filter>
            <table:filter-and>
              <table:filter-condition table:field-number="5" table:value="11" table:operator="="/>
            </table:filter-and>
          </table:filter>
        </table:database-range>
        <table:database-range table:name="__Anonymous_Sheet_DB__1" table:target-range-address="'Remover Duplicatas'.A1:'Remover Duplicatas'.G14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22">
      <style:text-properties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09:40:22.580994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8-13T14:29:16.689998042</dc:date>
    <meta:editing-duration>PT23H47M46S</meta:editing-duration>
    <meta:editing-cycles>63</meta:editing-cycles>
    <meta:document-statistic meta:table-count="3" meta:cell-count="77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916cm" svg:y="0.316cm" chart:style-name="ch2">
          <text:p>Problemas de acessibilidade classificados por tipo</text:p>
        </chart:title>
        <chart:legend chart:legend-position="end" svg:x="12.573cm" svg:y="3.205cm" style:legend-expansion="high" chart:style-name="ch3"/>
        <chart:plot-area chart:style-name="ch4" table:cell-range-address="'Primeira Versão'.D618:'Primeira Versão'.E623" chart:data-source-has-labels="both" svg:x="0.32cm" svg:y="1.275cm" svg:width="11.933cm" svg:height="7.545cm">
          <chartooo:coordinate-region svg:x="2.56cm" svg:y="1.367cm" svg:width="7.453cm" svg:height="7.453cm"/>
          <chart:axis chart:dimension="x" chart:name="primary-x" chart:style-name="ch5" chartooo:axis-type="auto">
            <chartooo:date-scale/>
            <chart:categories table:cell-range-address="'Primeira Versão'.D619:'Primeira Versão'.D6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E619:'Primeira Versão'.E623" chart:label-cell-address="'Primeira Versão'.E618:'Primeira Versão'.E6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</text:p>
                <draw:g>
                  <svg:desc>'Primeira Versão'.E618:'Primeira Versão'.E6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IA</text:p>
                <draw:g>
                  <svg:desc>'Primeira Versão'.D619:'Primeira Versão'.D623</svg:desc>
                </draw:g>
              </table:table-cell>
              <table:table-cell office:value-type="float" office:value="89">
                <text:p>89</text:p>
                <draw:g>
                  <svg:desc>'Primeira Versão'.E619:'Primeira Versão'.E623</svg:desc>
                </draw:g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Navigatio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Names and Label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Tables and lists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percentag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bar" chart:style-name="ch1">
        <chart:title svg:x="3.567cm" svg:y="0.316cm" chart:style-name="ch2">
          <text:p>Problemas de acessibilidade por dispositivo</text:p>
        </chart:title>
        <chart:legend chart:legend-position="end" svg:x="13.953cm" svg:y="3.954cm" style:legend-expansion="high" chart:style-name="ch3"/>
        <chart:plot-area chart:style-name="ch4" table:cell-range-address="'Primeira Versão'.D609:'Primeira Versão'.E610" chart:data-source-has-labels="row" svg:x="0.319cm" svg:y="1.275cm" svg:width="13.315cm" svg:height="7.55cm">
          <chartooo:coordinate-region svg:x="1.126cm" svg:y="1.474cm" svg:width="12.508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imeira Versão'.D610:'Primeira Versão'.D610" chart:label-cell-address="'Primeira Versão'.D609:'Primeira Versão'.D609" chart:class="chart:bar">
            <chart:data-point chart:style-name="ch9"/>
          </chart:series>
          <chart:series chart:style-name="ch10" chart:values-cell-range-address="'Primeira Versão'.E610:'Primeira Versão'.E610" chart:label-cell-address="'Primeira Versão'.E609:'Primeira Versão'.E609" chart:class="chart:bar"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'Primeira Versão'.D609:'Primeira Versão'.D609</svg:desc>
                </draw:g>
              </table:table-cell>
              <table:table-cell office:value-type="string">
                <text:p>Mobile</text:p>
                <draw:g>
                  <svg:desc>'Primeira Versão'.E609:'Primeira Versão'.E60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7">
                <text:p>327</text:p>
                <draw:g>
                  <svg:desc>'Primeira Versão'.D610:'Primeira Versão'.D610</svg:desc>
                </draw:g>
              </table:table-cell>
              <table:table-cell office:value-type="float" office:value="273">
                <text:p>273</text:p>
                <draw:g>
                  <svg:desc>'Primeira Versão'.E610:'Primeira Versão'.E6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